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/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/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/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7:53:14.64590162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6T17:54:56.320469390</dc:date>
    <meta:editing-cycles>173</meta:editing-cycles>
    <meta:editing-duration>P4DT12H39M57S</meta:editing-duration>
    <meta:generator>LibreOffice/7.0.5.2$Linux_X86_64 LibreOffice_project/00$Build-2</meta:generator>
    <meta:document-statistic meta:table-count="1" meta:cell-count="4301" meta:object-count="0"/>
  </office:meta>
</office:document-meta>
</file>